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7cd5" officeooo:paragraph-rsid="00187cd5" style:font-size-asian="14pt" style:font-size-complex="14pt"/>
    </style:style>
    <style:style style:name="P3" style:family="paragraph" style:parent-style-name="Standard">
      <style:text-properties fo:font-size="14pt" officeooo:rsid="001d2c07" officeooo:paragraph-rsid="001d2c07" style:font-size-asian="14pt" style:font-size-complex="14pt"/>
    </style:style>
    <style:style style:name="P4" style:family="paragraph" style:parent-style-name="Standard">
      <style:text-properties fo:font-size="14pt" officeooo:rsid="001d2c07" officeooo:paragraph-rsid="001e4745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87cd5" officeooo:paragraph-rsid="00187cd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a874a" officeooo:paragraph-rsid="001a874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b43fd" officeooo:paragraph-rsid="001b43f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ea61a" officeooo:paragraph-rsid="001ea61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7cd5" officeooo:paragraph-rsid="00187cd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1a874a" officeooo:paragraph-rsid="001a874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b43fd" officeooo:paragraph-rsid="001b43fd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d019f" officeooo:paragraph-rsid="001b43fd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ea61a" officeooo:paragraph-rsid="001ea61a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f8cbb" officeooo:paragraph-rsid="001ea61a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d2c07" officeooo:paragraph-rsid="001d2c0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style:text-underline-style="none" fo:font-weight="normal" officeooo:rsid="001d2c07" officeooo:paragraph-rsid="001d2c0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weight="normal" officeooo:rsid="00187cd5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87cd5" officeooo:paragraph-rsid="00187cd5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a874a" officeooo:paragraph-rsid="001a874a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9c11a" officeooo:paragraph-rsid="0019c11a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d2c07" officeooo:paragraph-rsid="001d2c07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e4745" officeooo:paragraph-rsid="001e4745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paragraph-rsid="00187cd5"/>
    </style:style>
    <style:style style:name="P24" style:family="paragraph" style:parent-style-name="Standard">
      <style:text-properties officeooo:paragraph-rsid="001b43fd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1f8cbb" officeooo:paragraph-rsid="001f8cbb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275358" officeooo:paragraph-rsid="00275358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276adf" officeooo:paragraph-rsid="00276adf" style:font-size-asian="14pt" style:font-weight-asian="bold" style:font-size-complex="14pt" style:font-weight-complex="bold"/>
    </style:style>
    <style:style style:name="T1" style:family="text">
      <style:text-properties officeooo:rsid="0018524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c11a" style:font-weight-asian="normal" style:font-weight-complex="normal"/>
    </style:style>
    <style:style style:name="T4" style:family="text">
      <style:text-properties fo:font-weight="normal" officeooo:rsid="001e4745" style:font-weight-asian="normal" style:font-weight-complex="normal"/>
    </style:style>
    <style:style style:name="T5" style:family="text">
      <style:text-properties fo:color="#ff4000" fo:font-size="14pt" style:text-underline-style="none" fo:font-weight="bold" officeooo:rsid="00187cd5" style:font-size-asian="14pt" style:font-weight-asian="bold" style:font-size-complex="14pt" style:font-weight-complex="bold"/>
    </style:style>
    <style:style style:name="T6" style:family="text">
      <style:text-properties fo:color="#ff4000" fo:font-size="14pt" style:text-underline-style="none" fo:font-weight="bold" officeooo:rsid="001a874a" style:font-size-asian="14pt" style:font-weight-asian="bold" style:font-size-complex="14pt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b9177" style:font-weight-asian="normal" style:font-weight-complex="normal"/>
    </style:style>
    <style:style style:name="T9" style:family="text">
      <style:text-properties style:text-underline-style="none" fo:font-weight="normal" officeooo:rsid="001d019f" style:font-weight-asian="normal" style:font-weight-complex="normal"/>
    </style:style>
    <style:style style:name="T10" style:family="text">
      <style:text-properties style:text-underline-style="none" fo:font-weight="normal" officeooo:rsid="00211064" style:font-weight-asian="normal" style:font-weight-complex="normal"/>
    </style:style>
    <style:style style:name="T11" style:family="text">
      <style:text-properties style:text-underline-style="none" fo:font-weight="normal" officeooo:rsid="00219137" style:font-weight-asian="normal" style:font-weight-complex="normal"/>
    </style:style>
    <style:style style:name="T12" style:family="text">
      <style:text-properties style:text-underline-style="none" fo:font-weight="normal" officeooo:rsid="00276adf" style:font-weight-asian="normal" style:font-weight-complex="normal"/>
    </style:style>
    <style:style style:name="T13" style:family="text">
      <style:text-properties fo:font-size="14pt" style:text-underline-style="none" fo:font-weight="normal" officeooo:rsid="001b43fd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1b9177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25b2c3" style:font-size-asian="14pt" style:font-weight-asian="normal" style:font-size-complex="14pt" style:font-weight-complex="normal"/>
    </style:style>
    <style:style style:name="T16" style:family="text">
      <style:text-properties style:font-name="Liberation Serif1" style:text-underline-style="none" fo:font-weight="normal" style:font-weight-asian="normal" style:font-weight-complex="normal"/>
    </style:style>
    <style:style style:name="T17" style:family="text">
      <style:text-properties style:font-name="Liberation Serif1" style:text-underline-style="none" fo:font-weight="normal" officeooo:rsid="00276adf" style:font-weight-asian="normal" style:font-weight-complex="normal"/>
    </style:style>
    <style:style style:name="T18" style:family="text">
      <style:text-properties style:font-name="Liberation Serif" style:text-underline-style="none" fo:font-weight="normal" style:font-weight-asian="normal" style:font-weight-complex="normal"/>
    </style:style>
    <style:style style:name="T19" style:family="text">
      <style:text-properties style:font-name="Liberation Serif" style:text-underline-style="none" fo:font-weight="normal" officeooo:rsid="00276adf" style:font-weight-asian="normal" style:font-weight-complex="normal"/>
    </style:style>
    <style:style style:name="T20" style:family="text">
      <style:text-properties style:font-name="Liberation Serif" style:text-underline-style="none" fo:font-weight="normal" officeooo:rsid="0028ec5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Exercices 11 à 18</text:span></text:p>
      <text:p text:style-name="P17"/>
      <text:p text:style-name="P18">Spécification positionnelle : f(x,y) <text:s text:c="5"/>f(1,3)</text:p>
      <text:p text:style-name="P9"><text:span text:style-name="T2">Spécification par mot clé </text:span><text:span text:style-name="T3">(=par valeur)</text:span><text:span text:style-name="T2"> : t = True </text:span><text:span text:style-name="T3">; x = 3</text:span></text:p>
      <text:p text:style-name="P23"><text:span text:style-name="T5">Il ne peut pas y avoir de spécification p</text:span><text:span text:style-name="T6">ositionnelle</text:span><text:span text:style-name="T5"> après une </text:span><text:span text:style-name="T6">mot clé</text:span></text:p>
      <text:p text:style-name="P10">Arguments optionnels : arguments qu’on a pas besoin de spécifier, comme z, L, t dans l’exo 11</text:p>
      <text:p text:style-name="P10"/>
      <text:p text:style-name="P5">Exercice 11 :</text:p>
      <text:p text:style-name="P19">mot</text:p>
      <text:p text:style-name="P18">1) incorrect car y n’est pas spécifié</text:p>
      <text:p text:style-name="P18">2) correct (x=1, y=3, z=3, L=[], t=True)</text:p>
      <text:p text:style-name="P18">3) correct (x=1, y=3, z=4, L=[], t=True)</text:p>
      <text:p text:style-name="P18">4) correct (x=1, y=2, z=3, L=[], t=True)</text:p>
      <text:p text:style-name="P18">5) incorrect car il ne peut pas y avoir de spécification positionnelle après une spécification par mot clé</text:p>
      <text:p text:style-name="P2"><text:span text:style-name="T2">6) </text:span><text:span text:style-name="T3">correct (x=4, y=5, z=3, L=[1], t=True)</text:span></text:p>
      <text:p text:style-name="P20">7) correct (x=1, y=1, z=3, L=False, t=True)</text:p>
      <text:p text:style-name="P19">8) incorrect<text:tab/> car il y a une spécification positionnelle après spécification par mot clé</text:p>
      <text:p text:style-name="P19">9) correct (x=1, y=2, z=3, L=[], t=False)</text:p>
      <text:p text:style-name="P19">10) correct (x=1, y=2, Z=3, L=[], t=False)</text:p>
      <text:p text:style-name="P19"/>
      <text:p text:style-name="P6">Exercice 12 :</text:p>
      <text:p text:style-name="P10"/>
      <text:p text:style-name="P11">1) Aucune erreur</text:p>
      <text:p text:style-name="P7"><text:span text:style-name="T7">2) ERREUR </text:span><text:span text:style-name="T8">: positionnelle après par mot clé</text:span></text:p>
      <text:p text:style-name="P24"><text:span text:style-name="T13">3) </text:span><text:span text:style-name="T14">ERREUR : on ne peut pas faire 2 affectations à une même valeur </text:span><text:span text:style-name="T15">(hein?)</text:span></text:p>
      <text:p text:style-name="P7"><text:span text:style-name="T7">4) ERREUR : </text:span><text:span text:style-name="T9">t n’est pas optionnelle et on ne lui affecte aucune valeur</text:span></text:p>
      <text:p text:style-name="P12"/>
      <text:p text:style-name="P15">Exercice 13 :</text:p>
      <text:p text:style-name="P16"/>
      <text:p text:style-name="P3"><text:span text:style-name="T3">1</text:span><text:span text:style-name="T2">) a) 0</text:span></text:p>
      <text:p text:style-name="P21">b) None</text:p>
      <text:p text:style-name="P21">c) -2</text:p>
      <text:p text:style-name="P3"><text:span text:style-name="T2">2) a) </text:span><text:span text:style-name="T4">17</text:span></text:p>
      <text:p text:style-name="P3"><text:span text:style-name="T2">b) </text:span><text:span text:style-name="T4">7</text:span></text:p>
      <text:p text:style-name="P4"><text:span text:style-name="T2">3) a) </text:span><text:span text:style-name="T4">34</text:span></text:p>
      <text:p text:style-name="P22"/>
      <text:p text:style-name="P8">Exercice 14 :</text:p>
      <text:p text:style-name="P13"/>
      <text:p text:style-name="P14">Aire d’un trapèze = (base1 + base2) * hauteur / 2</text:p>
      <text:p text:style-name="P25"><text:span text:style-name="T7">1) <text:s/></text:span><text:span text:style-name="T10">= f(a) + f(b) * (b-a)/</text:span><text:span text:style-name="T11">(</text:span><text:span text:style-name="T10">2n</text:span><text:span text:style-name="T11">)</text:span><text:span text:style-name="T10"> <text:s/></text:span><text:span text:style-name="T11">+ 2*(k=1→ n-1)somme f(a + k(b-u)/n)</text:span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6"><text:soft-page-break/>Exercice 18 :</text:p>
      <text:p text:style-name="P26"><text:span text:style-name="T7"/></text:p>
      <text:p text:style-name="P26"><text:span text:style-name="T7">2) </text:span><text:span text:style-name="T12">a) </text:span><text:span text:style-name="T7">– Si b</text:span><text:span text:style-name="T16">ɑ</text:span><text:span text:style-name="T18">=a/2, alors 0&lt;=r&lt;b (par définition du reste) implique r</text:span><text:span text:style-name="T16">ɑa</text:span><text:span text:style-name="T18">/2</text:span></text:p>
      <text:p text:style-name="P26"><text:span text:style-name="T18">- Si b&gt;a/2, alors le quotient de a par b vaut 1 et le reste vaut r = a-b&lt;a – a/2 = a/2</text:span></text:p>
      <text:p text:style-name="P26"><text:span text:style-name="T18">=&gt; Dans les 2 cas, r</text:span><text:span text:style-name="T17">ɑ</text:span><text:span text:style-name="T19">a/2</text:span></text:p>
      <text:p text:style-name="P27"><text:span text:style-name="T18">b) pgcd(a,b) fait un appel à pgcd(b,r) qui fait (sauf si r=0) un appel à pgcd(r,r’) où r’ est le courbe dans la division euclidienne de b par r</text:span></text:p>
      <text:p text:style-name="P27"><text:span text:style-name="T18">Comme r</text:span><text:span text:style-name="T16">ɑ</text:span><text:span text:style-name="T18">a/2 et r=&gt;r’, le nombre de divisions par pgcd(a,b) est au plus 2 (celle pour calculer r, celle pour calculer r’) plus le nbre de divisions pour pgcd(r,r’)</text:span></text:p>
      <text:p text:style-name="P27"><text:span text:style-name="T18">c) On en déduit du raisonnement précédent que c(A) ≤ c(A/2) + 2 (le 2 vient des deux appels récursifs de la question précédente). On en déduit que : c(A)&lt;=2 + c(A/2) ≤ 4 + c(A/4) ≤ 2*3 + c(A/2**</text:span><text:span text:style-name="T20">3</text:span><text:span text:style-name="T18">) </text:span><text:span text:style-name="T20">≤ … ≤ 2p+c(1) où p est l’entier minimal tel que A/2**p &lt; 2 (et c(A/2**p) = c(1) = 1 c-à-d 2**p &gt; A/2 donc p &gt; log-2(A/2) = log2(A)-1 et comme p est minimal, p ≤ log2(A) d’où C(A) ≤ 2log2(A)+1 et finalement C(A) = O(log(A))</text:span></text:p>
      <text:p text:style-name="P27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6T15:20:47.537869654</meta:creation-date>
    <dc:date>2020-02-27T17:53:37.571129987</dc:date>
    <meta:editing-duration>PT51M7S</meta:editing-duration>
    <meta:editing-cycles>12</meta:editing-cycles>
    <meta:generator>LibreOffice/6.4.0.3$Linux_X86_64 LibreOffice_project/a0bff4025e9a3a1ad7a2bba561fd78d173e2dc11</meta:generator>
    <meta:document-statistic meta:table-count="0" meta:image-count="0" meta:object-count="0" meta:page-count="2" meta:paragraph-count="39" meta:word-count="421" meta:character-count="2141" meta:non-whitespace-character-count="1744"/>
  </office:meta>
</office:document-meta>
</file>